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43cm" fo:min-width="6.803cm"/>
      <style:paragraph-properties style:writing-mode="lr-tb"/>
    </style:style>
    <style:style style:name="gr2" style:family="graphic" style:parent-style-name="standard">
      <style:graphic-properties svg:stroke-color="#ff972f" draw:fill-color="#ff972f" draw:textarea-horizontal-align="justify" draw:textarea-vertical-align="middle" draw:auto-grow-height="false" fo:min-height="4.343cm" fo:min-width="6.80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43cm" fo:min-width="6.803cm"/>
      <style:paragraph-properties style:writing-mode="lr-tb"/>
    </style:style>
    <style:style style:name="gr4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860d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860d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ff860d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ff972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02cm" svg:height="5.715cm" svg:x="7.25cm" svg:y="21.225cm">
          <text:p text:style-name="P1">Online Transaction<text:line-break/>B1.Alice.1<text:line-break/>Hash: 123<text:line-break/>Based on: [<text:line-break/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7.302cm" svg:height="5.715cm" svg:x="7.151cm" svg:y="14.825cm">
          <text:p text:style-name="P1">Online Transaction<text:line-break/>B1.Charlie.1</text:p>
          <text:p text:style-name="P1">Hash: 456<text:line-break/>Based on: [<text:line-break/>{“B1.Alice.1”: 123}<text:line-break/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7.302cm" svg:height="5.715cm" svg:x="1.452cm" svg:y="8.025cm">
          <text:p text:style-name="P1">Offline Transaction<text:line-break/>B1.Alice.2<text:line-break/>Hash: 789<text:line-break/>Based on: [</text:p>
          <text:p text:style-name="P1">{“B1.Charlie.1”: 456}<text:line-break/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7.302cm" svg:height="5.715cm" svg:x="12.553cm" svg:y="8.025cm">
          <text:p text:style-name="P1">Offline Transaction<text:line-break/>B1.Charlie.2<text:line-break/>Hash: 0AB</text:p>
          <text:p text:style-name="P1">Based on: [</text:p>
          <text:p text:style-name="P1">{“B1.Charlie.1”: 456}</text:p>
          <text:p text:style-name="P1">]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3" draw:layer="layout" svg:width="7.302cm" svg:height="5.715cm" svg:x="7.35cm" svg:y="1cm">
          <text:p text:style-name="P1">Merge Transaction<text:line-break/>B1.Merge.1<text:line-break/>Hash: CDE</text:p>
          <text:p text:style-name="P1">Based on: [</text:p>
          <text:p text:style-name="P1">{“B1.Alice.2”: 789},<text:line-break/>{“B1.Charlie.2”: 0AB}]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line draw:style-name="gr4" draw:text-style-name="P4" draw:layer="layout" svg:x1="10.842cm" svg:y1="21.32cm" svg:x2="10.842cm" svg:y2="20.05cm">
          <text:p/>
        </draw:line>
        <draw:line draw:style-name="gr5" draw:text-style-name="P4" draw:layer="layout" svg:x1="14.335cm" svg:y1="14.97cm" svg:x2="16.24cm" svg:y2="13.382cm">
          <text:p/>
        </draw:line>
        <draw:line draw:style-name="gr6" draw:text-style-name="P4" draw:layer="layout" svg:x1="7.35cm" svg:y1="14.97cm" svg:x2="5.127cm" svg:y2="13.382cm">
          <text:p/>
        </draw:line>
        <draw:line draw:style-name="gr7" draw:text-style-name="P4" draw:layer="layout" svg:x1="5.127cm" svg:y1="7.985cm" svg:x2="10.842cm" svg:y2="6.397cm">
          <text:p/>
        </draw:line>
        <draw:line draw:style-name="gr8" draw:text-style-name="P4" draw:layer="layout" svg:x1="16.24cm" svg:y1="7.985cm" svg:x2="10.842cm" svg:y2="6.39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15T15:54:30.419000000</meta:creation-date>
    <dc:date>2021-06-15T16:12:13.894000000</dc:date>
    <meta:editing-duration>PT5M43S</meta:editing-duration>
    <meta:editing-cycles>2</meta:editing-cycles>
    <meta:generator>LibreOffice/7.1.3.2$Windows_X86_64 LibreOffice_project/47f78053abe362b9384784d31a6e56f8511eb1c1</meta:generator>
    <meta:document-statistic meta:object-count="10"/>
  </office:meta>
</office:document-meta>
</file>